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6" style:family="table-cell" style:parent-style-name="Default" style:data-style-name="N37"/>
    <style:style style:name="ce7" style:family="table-cell" style:parent-style-name="Default">
      <style:text-properties style:text-underline-style="none"/>
    </style:style>
    <style:style style:name="ce5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5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1">
          <table:table-cell/>
          <table:table-cell table:style-name="ce5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5">
            <text:p>2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8">
            <text:p>28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9">
            <text:p>29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02">
            <text:p>02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5">
            <text:p>05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06">
            <text:p>06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4">
            <text:p>14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5">
            <text:p>15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8">
            <text:p>18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9">
            <text:p>19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1">
            <text:p>21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2">
            <text:p>22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5">
            <text:p>25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6">
            <text:p>26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7">
            <text:p>27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8">
            <text:p>28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03">
            <text:p>03/07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7-04">
            <text:p>04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05">
            <text:p>05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10">
            <text:p>10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11">
            <text:p>11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12">
            <text:p>12/07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113])" office:value-type="float" office:value="378">
            <text:p>378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6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5-16">
            <text:p>16/05/12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5-28">
            <text:p>2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9">
            <text:p>29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31">
            <text:p>3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6-12">
            <text:p>12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6-18">
            <text:p>18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6-19">
            <text:p>19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6-22">
            <text:p>22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7-02">
            <text:p>02/07/12</text:p>
          </table:table-cell>
          <table:table-cell office:value-type="float" office:value="2">
            <text:p>2</text:p>
          </table:table-cell>
        </table:table-row>
        <table:table-row table:style-name="ro1" table:number-rows-repeated="22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7" table:formula="of:=SUM([.C2:.C36])" office:value-type="float" office:value="32">
            <text:p>32</text:p>
          </table:table-cell>
        </table:table-row>
      </table:table>
      <table:table table:name="Memoria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8">
            <text:p>08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09">
            <text:p>09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6-10">
            <text:p>10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3">
            <text:p>13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7-08">
            <text:p>08/07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7-09">
            <text:p>09/07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7-12">
            <text:p>12/07/12</text:p>
          </table:table-cell>
          <table:table-cell office:value-type="float" office:value="1">
            <text:p>1</text:p>
          </table:table-cell>
        </table:table-row>
        <table:table-row table:style-name="ro1" table:number-rows-repeated="15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52">
            <text:p>52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378">
            <text:p>378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32">
            <text:p>32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52">
            <text:p>52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610">
            <text:p>6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3">13/07/2012</text:date>, <text:time>02:49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7-13T02:49:35</dc:date>
    <meta:editing-duration>PT01H42M23S</meta:editing-duration>
    <meta:editing-cycles>132</meta:editing-cycles>
    <meta:generator>OpenOffice.org/3.2$Unix OpenOffice.org_project/320m12$Build-9483</meta:generator>
    <dc:creator>david </dc:creator>
    <meta:document-statistic meta:table-count="5" meta:cell-count="409" meta:object-count="0"/>
  </office:meta>
</office:document-meta>
</file>